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171cm" fo:margin-left="0.018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75cm"/>
    </style:style>
    <style:style style:name="Tabla1.E" style:family="table-column">
      <style:table-column-properties style:column-width="4.47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text-properties fo:font-size="17pt" fo:language="en" fo:country="US" fo:font-weight="bold" style:font-size-asian="17pt" style:font-weight-asian="bold" style:font-size-complex="17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7pt" fo:language="en" fo:country="US" fo:font-weight="bold" style:font-size-asian="17pt" style:font-weight-asian="bold" style:font-size-complex="17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fo:language="en" fo:country="US" fo:font-weight="bold" officeooo:rsid="001cdff3" officeooo:paragraph-rsid="001cdff3" style:font-size-asian="11pt" style:font-weight-asian="bold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fo:language="en" fo:country="US" fo:font-weight="bold" style:font-size-asian="11pt" style:font-weight-asian="bold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1pt" fo:language="en" fo:country="US" fo:font-weight="bold" officeooo:rsid="001ddf46" officeooo:paragraph-rsid="001ddf46" style:font-size-asian="11pt" style:font-weight-asian="bold" style:font-size-complex="11pt"/>
    </style:style>
    <style:style style:name="P6" style:family="paragraph" style:parent-style-name="normal" style:master-page-name="Standard">
      <style:paragraph-properties style:page-number="1"/>
      <style:text-properties fo:language="en" fo:country="US"/>
    </style:style>
    <style:style style:name="P7" style:family="paragraph" style:parent-style-name="normal">
      <style:text-properties fo:language="en" fo:country="US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  <style:text-properties fo:language="en" fo:country="US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  <style:text-properties fo:language="en" fo:country="US" officeooo:paragraph-rsid="001b52d9"/>
    </style:style>
    <style:style style:name="P10" style:family="paragraph" style:parent-style-name="normal" style:list-style-name="WWNum1">
      <style:paragraph-properties fo:margin-left="1.27cm" fo:margin-right="0cm" fo:text-indent="-0.635cm" style:auto-text-indent="false"/>
      <style:text-properties fo:language="en" fo:country="US" officeooo:paragraph-rsid="001cdff3"/>
    </style:style>
    <style:style style:name="P11" style:family="paragraph" style:parent-style-name="normal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normal">
      <style:paragraph-properties fo:margin-left="0cm" fo:margin-right="0cm" fo:text-indent="0cm" style:auto-text-indent="false"/>
      <style:text-properties fo:language="en" fo:country="US" officeooo:paragraph-rsid="001b52d9"/>
    </style:style>
    <style:style style:name="P13" style:family="paragraph" style:parent-style-name="normal">
      <style:paragraph-properties fo:margin-left="0cm" fo:margin-right="0cm" fo:text-indent="0cm" style:auto-text-indent="false"/>
      <style:text-properties fo:language="en" fo:country="US" officeooo:paragraph-rsid="001cdff3"/>
    </style:style>
    <style:style style:name="P14" style:family="paragraph" style:parent-style-name="normal">
      <style:paragraph-properties fo:break-before="page"/>
      <style:text-properties fo:language="en" fo:country="US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n" fo:country="US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7pt" officeooo:rsid="001b52d9" style:font-size-asian="17pt" style:font-size-complex="17pt"/>
    </style:style>
    <style:style style:name="T4" style:family="text">
      <style:text-properties officeooo:rsid="001b52d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cdff3"/>
    </style:style>
    <style:style style:name="T7" style:family="text">
      <style:text-properties fo:language="en" fo:country="GB" officeooo:rsid="001b52d9"/>
    </style:style>
    <style:style style:name="T8" style:family="text">
      <style:text-properties fo:language="en" fo:country="GB" officeooo:rsid="001cdff3"/>
    </style:style>
    <style:style style:name="T9" style:family="text">
      <style:text-properties officeooo:rsid="001dd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s text:c="14"/>Vocabulary Unit 7 page 61 2º DAW</text:span></text:p>
      <text:p text:style-name="P7"><text:span text:style-name="T1"><text:tab/><text:tab/><text:tab/>(WORK IN PAIRS)</text:span></text:p>
      <text:p text:style-name="P1"/>
      <text:p text:style-name="P7"><text:span text:style-name="T1">1.- Read exercise 6 from page 61 and give definitions to these cybercrimes:</text:span></text:p>
      <text:list xml:id="list261487904" text:style-name="WWNum1">
        <text:list-item>
          <text:p text:style-name="P8"><text:span text:style-name="T2">Piracy</text:span></text:p>
        </text:list-item>
      </text:list>
      <text:p text:style-name="P11"><text:tab/><text:tab/><text:span text:style-name="T6">It </text:span><text:span text:style-name="T4">is the illegal copying and distribution of copyrighted software.</text:span></text:p>
      <text:list xml:id="list173818796935423" text:continue-numbering="true" text:style-name="WWNum1">
        <text:list-item>
          <text:p text:style-name="P8"><text:span text:style-name="T2">Plagiarism</text:span></text:p>
        </text:list-item>
      </text:list>
      <text:p text:style-name="P11"><text:tab/><text:tab/><text:span text:style-name="T6">It </text:span><text:span text:style-name="T4">consists in pretending that someone’s work is yours, </text:span><text:span text:style-name="T6">without permission.</text:span></text:p>
      <text:list xml:id="list173819405597614" text:continue-numbering="true" text:style-name="WWNum1">
        <text:list-item>
          <text:p text:style-name="P8"><text:span text:style-name="T2">Phishing</text:span></text:p>
        </text:list-item>
      </text:list>
      <text:p text:style-name="P11"><text:tab/><text:tab/><text:span text:style-name="T6">I</text:span><text:span text:style-name="T4">t is the attempt to get </text:span><text:span text:style-name="T9">sensible information (</text:span><text:span text:style-name="T4">passwords for bank accounts or <text:tab/><text:tab/>credit card numbers</text:span><text:span text:style-name="T9">)</text:span><text:span text:style-name="T4"> by using emails that look like they are from </text:span><text:span text:style-name="T9">legal</text:span><text:span text:style-name="T4"> <text:tab/><text:tab/><text:tab/>organizations.</text:span></text:p>
      <text:list xml:id="list173818744657051" text:continue-numbering="true" text:style-name="WWNum1">
        <text:list-item>
          <text:p text:style-name="P8"><text:span text:style-name="T2">IP spoofing</text:span></text:p>
        </text:list-item>
      </text:list>
      <text:p text:style-name="P11"><text:tab/><text:tab/><text:span text:style-name="T6">It </text:span><text:span text:style-name="T4">is the creation of TCP/IP packets to make a computer look like another one <text:tab/><text:tab/>in order t</text:span><text:span text:style-name="T6">o</text:span><text:span text:style-name="T4"> obtain unauthorized access.</text:span></text:p>
      <text:list xml:id="list173818989689787" text:continue-numbering="true" text:style-name="WWNum1">
        <text:list-item>
          <text:p text:style-name="P8"><text:span text:style-name="T2">Cyberstalking</text:span></text:p>
        </text:list-item>
      </text:list>
      <text:p text:style-name="P11"><text:tab/><text:tab/><text:span text:style-name="T6">I</text:span><text:span text:style-name="T4">t implies online harassment and abuse, this usually happens in chats or <text:tab/><text:tab/><text:tab/>newsgroups and it is dangerous for young computer users that might be <text:tab/><text:tab/><text:tab/>easily influenced.</text:span></text:p>
      <text:list xml:id="list173817717344602" text:continue-numbering="true" text:style-name="WWNum1">
        <text:list-item>
          <text:p text:style-name="P8"><text:span text:style-name="T2">Ransomware</text:span></text:p>
        </text:list-item>
      </text:list>
      <text:p text:style-name="P11"><text:tab/><text:tab/><text:span text:style-name="T6">It is </text:span>a type of malicious software designed to block access to a computer <text:tab/><text:tab/><text:tab/>system until a sum of money is paid.</text:p>
      <text:list xml:id="list173819169230198" text:continue-numbering="true" text:style-name="WWNum1">
        <text:list-item>
          <text:p text:style-name="P9"><text:span text:style-name="T2">Identity theft</text:span></text:p>
        </text:list-item>
      </text:list>
      <text:p text:style-name="P12"><text:tab/><text:tab/><text:span text:style-name="T6">It is </text:span>the fraudulent practice of using another person's name and personal <text:tab/><text:tab/><text:tab/>information in order to obtain credit, loans, etc.</text:p>
      <text:list xml:id="list173819168257720" text:continue-numbering="true" text:style-name="WWNum1">
        <text:list-item>
          <text:p text:style-name="P9"><text:span text:style-name="T2">Botn</text:span><text:span text:style-name="T3">et</text:span></text:p>
        </text:list-item>
      </text:list>
      <text:p text:style-name="P12"><text:tab/><text:tab/><text:span text:style-name="T6">It </text:span>is a network of computers infected by malware that are under the control of <text:tab/><text:tab/>a single attacking party.</text:p>
      <text:list xml:id="list173817334817661" text:continue-numbering="true" text:style-name="WWNum1">
        <text:list-item>
          <text:p text:style-name="P10"><text:span text:style-name="T2">Internet fraud</text:span></text:p>
        </text:list-item>
      </text:list>
      <text:p text:style-name="P13"><text:tab/><text:tab/><text:span text:style-name="T6">It</text:span> is a type of cybercrime fraud which makes use of the Internet and could <text:tab/><text:tab/><text:tab/>involve hiding of information or providing incorrect information for the purpose <text:tab/><text:tab/>of tricking victims out of money, property, and <text:span text:style-name="T6">more things</text:span>.</text:p>
      <text:p text:style-name="P1"/>
      <text:p text:style-name="P7"/>
      <text:p text:style-name="P14"><text:span text:style-name="T1">2.- Complete this chart about the main threats that may appear when we use this:</text:span></text:p>
      <text:p text:style-name="P1"/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5"><text:span text:style-name="T1">Socials</text:span></text:p>
          </table:table-cell>
          <table:table-cell table:style-name="Tabla1.A1" office:value-type="string">
            <text:p text:style-name="P15"><text:span text:style-name="T1">Websites</text:span></text:p>
          </table:table-cell>
          <table:table-cell table:style-name="Tabla1.A1" office:value-type="string">
            <text:p text:style-name="P15"><text:span text:style-name="T1">Smartphones</text:span></text:p>
          </table:table-cell>
          <table:table-cell table:style-name="Tabla1.A1" office:value-type="string">
            <text:p text:style-name="P15"><text:span text:style-name="T1">Instant messaging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2">Main risk</text:span></text:p>
          </table:table-cell>
          <table:table-cell table:style-name="Tabla1.A1" office:value-type="string">
            <text:p text:style-name="P3">cyberstalking</text:p>
            <text:p text:style-name="P4"/>
            <text:p text:style-name="P4"/>
          </table:table-cell>
          <table:table-cell table:style-name="Tabla1.A1" office:value-type="string">
            <text:p text:style-name="P5">phising</text:p>
          </table:table-cell>
          <table:table-cell table:style-name="Tabla1.A1" office:value-type="string">
            <text:p text:style-name="P5">ciberstalking</text:p>
          </table:table-cell>
          <table:table-cell table:style-name="Tabla1.A1" office:value-type="string">
            <text:p text:style-name="P5">Internet fraud</text:p>
          </table:table-cell>
        </table:table-row>
        <table:table-row table:style-name="Tabla1.1">
          <table:table-cell table:style-name="Tabla1.A1" office:value-type="string">
            <text:p text:style-name="P15"><text:span text:style-name="T2">Solution</text:span></text:p>
          </table:table-cell>
          <table:table-cell table:style-name="Tabla1.A1" office:value-type="string">
            <text:p text:style-name="P3">Be carefully with the content that you post in social media and <text:span text:style-name="T9">don’t share your location</text:span></text:p>
            <text:p text:style-name="P4"/>
            <text:p text:style-name="P4"/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P7"><text:span text:style-name="T1">3.- AI: Risks and solutions. Examples of good and bad use. <text:s text:c="3"/></text:span></text:p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7:38:16.690939632</dc:date>
    <meta:editing-duration>PT9M16S</meta:editing-duration>
    <meta:editing-cycles>1</meta:editing-cycles>
    <meta:document-statistic meta:table-count="1" meta:image-count="0" meta:object-count="0" meta:page-count="2" meta:paragraph-count="34" meta:word-count="291" meta:character-count="1760" meta:non-whitespace-character-count="1447"/>
    <meta:generator>LibreOffice/7.3.7.2$Linux_X86_64 LibreOffice_project/30$Build-2</meta:generator>
  </office:meta>
</office:document-meta>
</file>